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100%" fo:text-align="end" style:justify-single-word="false"/>
    </style:style>
    <style:style style:name="P3" style:family="paragraph" style:parent-style-name="Text_20_body">
      <style:paragraph-properties fo:line-height="100%"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0% 100%"/>
    </style:style>
    <style:style style:name="T4" style:family="text">
      <style:text-properties style:text-position="0% 100%"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hn Wrenn</text:p>
      <text:p text:style-name="P2">HIS 311</text:p>
      <text:p text:style-name="P2">9 May 2014</text:p>
      <text:p text:style-name="P2">Essay 4</text:p>
      <text:p text:style-name="P3"/>
      <text:p text:style-name="P1"><text:tab/>The gripping story of Chancellor Adenauer's rehabilitation of West Germany is enshrined in history. By 1955, Adenauer and his cabinet "had firmly established the authority of their Christian Democratic Party by traveling along the 'Path from Starvation to Prosperity.'" For his success, he enjoyed the confidence of most West Germans.<text:span text:style-name="T3"><text:note text:id="ftn1" text:note-class="footnote"><text:note-citation>1</text:note-citation><text:note-body><text:p text:style-name="Footnote"><text:reference-mark-start text:name="ADDIN CSL_CITATION {&quot;mendeley&quot;: {&quot;previouslyFormattedCitation&quot;: &quot;Robert Moeller, &lt;i&gt;War Stories: The Search for a Usable Past in the Federal Republic of Germany&lt;/i&gt;, 2001, http://books.google.com/books?hl=en&amp;lr=&amp;id=J7CX2Rm3kZwC&amp;oi=fnd&amp;pg=PR9&amp;dq=War+Stories:+The+Search+for+a+Usuable+Past+in+the+Federal+Republic+of+Germany&amp;ots=NM6UXc1n6p&amp;sig=dWtBxNf6umVqSoKrIH2ScssMAmA.&quot;}, &quot;citationItems&quot;: [{&quot;uris&quot;: [&quot;http://www.mendeley.com/documents/?uuid=fe3668db-a4bd-4b60-9437-ffe55a5dd5f6&quot;], &quot;id&quot;: &quot;ITEM-1&quot;, &quot;itemData&quot;: {&quot;title&quot;: &quot;War stories: the search for a usable past in the Federal Republic of Germany&quot;, &quot;issued&quot;: {&quot;date-parts&quot;: [[&quot;2001&quot;]]}, &quot;author&quot;: [{&quot;given&quot;: &quot;Robert&quot;, &quot;dropping-particle&quot;: &quot;&quot;, &quot;suffix&quot;: &quot;&quot;, &quot;family&quot;: &quot;Moeller&quot;, &quot;parse-names&quot;: false, &quot;non-dropping-particle&quot;: &quot;&quot;}], &quot;note&quot;: &quot;The gripping story of Chancellor Adenaurer's rehabiliation of West Germany is enshrined in history. By 1955, Adenaurer and his cabinet \&quot;had firmly established the authority of their Christian Democratic  Party by traveling along the 'Path from Starvation to Prosperity.'\&quot; For success, he enjoyed the confidence of most West Germans. (90) Despite domestic successes, international politics remained a challenging thorn for West Germany. Until the suspension of the Allied statue of occupation in May 1955, foreign oversight controled much of West Germany's affairs. In September of that year, Adenaurer embarked on his first major diplomatic act, a trip to Moscow to negotiate better relations between the FDR and the Soviets. The new oprotunity of diplomatic relations was a test for West Germany, not unlike the relinquishment of foreign economic oversight. The challenge was exacerbated by the circumstances surrounding the May 1955 suspension of oversight: the act was a a reward for West Germany's entrance into NATO, which drove \&quot;a wedge between East and West Germany. West Germany had at once both gained and lost sovereignty. (90)\n        \nUnsurpsingly, this popular narrative of events has lent itself well to geopolitical histories, but Moeller contends that historians have overlooked the cultural phenomenae surounding Adenaur's trip and it's aftermath. (91)\n\nPOWs were uniquely positioned to add a 'moral renewal' to the 'economic renewal' that was underway.&quot;, &quot;type&quot;: &quot;book&quot;, &quot;id&quot;: &quot;ITEM-1&quot;}}], &quot;properties&quot;: {&quot;noteIndex&quot;: 0}, &quot;schema&quot;: &quot;https://github.com/citation-style-language/schema/raw/master/csl-citation.json&quot;} RNDh3FaGkvcJ2"/><text:span text:style-name="T3">Robert Moeller, </text:span><text:span text:style-name="T4">War Stories: The Search for a Usable Past in the Federal Republic of Germany</text:span><text:span text:style-name="T3">, 2001, 90</text:span><text:reference-mark-end text:name="ADDIN CSL_CITATION {&quot;mendeley&quot;: {&quot;previouslyFormattedCitation&quot;: &quot;Robert Moeller, &lt;i&gt;War Stories: The Search for a Usable Past in the Federal Republic of Germany&lt;/i&gt;, 2001, http://books.google.com/books?hl=en&amp;lr=&amp;id=J7CX2Rm3kZwC&amp;oi=fnd&amp;pg=PR9&amp;dq=War+Stories:+The+Search+for+a+Usuable+Past+in+the+Federal+Republic+of+Germany&amp;ots=NM6UXc1n6p&amp;sig=dWtBxNf6umVqSoKrIH2ScssMAmA.&quot;}, &quot;citationItems&quot;: [{&quot;uris&quot;: [&quot;http://www.mendeley.com/documents/?uuid=fe3668db-a4bd-4b60-9437-ffe55a5dd5f6&quot;], &quot;id&quot;: &quot;ITEM-1&quot;, &quot;itemData&quot;: {&quot;title&quot;: &quot;War stories: the search for a usable past in the Federal Republic of Germany&quot;, &quot;issued&quot;: {&quot;date-parts&quot;: [[&quot;2001&quot;]]}, &quot;author&quot;: [{&quot;given&quot;: &quot;Robert&quot;, &quot;dropping-particle&quot;: &quot;&quot;, &quot;suffix&quot;: &quot;&quot;, &quot;family&quot;: &quot;Moeller&quot;, &quot;parse-names&quot;: false, &quot;non-dropping-particle&quot;: &quot;&quot;}], &quot;note&quot;: &quot;The gripping story of Chancellor Adenaurer's rehabiliation of West Germany is enshrined in history. By 1955, Adenaurer and his cabinet \&quot;had firmly established the authority of their Christian Democratic  Party by traveling along the 'Path from Starvation to Prosperity.'\&quot; For success, he enjoyed the confidence of most West Germans. (90) Despite domestic successes, international politics remained a challenging thorn for West Germany. Until the suspension of the Allied statue of occupation in May 1955, foreign oversight controled much of West Germany's affairs. In September of that year, Adenaurer embarked on his first major diplomatic act, a trip to Moscow to negotiate better relations between the FDR and the Soviets. The new oprotunity of diplomatic relations was a test for West Germany, not unlike the relinquishment of foreign economic oversight. The challenge was exacerbated by the circumstances surrounding the May 1955 suspension of oversight: the act was a a reward for West Germany's entrance into NATO, which drove \&quot;a wedge between East and West Germany. West Germany had at once both gained and lost sovereignty. (90)\n        \nUnsurpsingly, this popular narrative of events has lent itself well to geopolitical histories, but Moeller contends that historians have overlooked the cultural phenomenae surounding Adenaur's trip and it's aftermath. (91)\n\nPOWs were uniquely positioned to add a 'moral renewal' to the 'economic renewal' that was underway.&quot;, &quot;type&quot;: &quot;book&quot;, &quot;id&quot;: &quot;ITEM-1&quot;}}], &quot;properties&quot;: {&quot;noteIndex&quot;: 0}, &quot;schema&quot;: &quot;https://github.com/citation-style-language/schema/raw/master/csl-citation.json&quot;} RNDh3FaGkvcJ2"/>⁠</text:p></text:note-body></text:note></text:span>⁠ Despite domestic successes, international politics remained a challenging thorn for West Germany. Until the suspension of the Allied statue of occupation in May 1955, foreign oversight controlled much of West Germany's affairs. In September of that year, Adenauer embarked on his first major diplomatic act, a trip to Moscow to negotiate better relations between the FRG and the Soviets. The new opportunity of diplomatic relations was a test for West Germany, not unlike the relinquishment of foreign economic oversight. The challenge was exacerbated by the circumstances surrounding the May 1955 suspension of oversight: the act was a a reward for West Germany's entrance into NATO, which drove "a wedge between East and West Germany. West Germany had at once both gained and lost sovereignty.<text:note text:id="ftn2" text:note-class="footnote"><text:note-citation>2</text:note-citation><text:note-body><text:p text:style-name="Footnote">Ibid., 90.</text:p></text:note-body></text:note> Although the popular narrative of events has lent itself well to geopolitical histories, <text:s/>Moeller contends in <text:span text:style-name="T1">War Stories</text:span> that historians have overlooked the cultural phenomena surrounding Adenauer's trip and it's aftermath.<text:note text:id="ftn3" text:note-class="footnote"><text:note-citation>3</text:note-citation><text:note-body><text:p text:style-name="Footnote">Ibid., 91</text:p></text:note-body></text:note></text:p>
      <text:p text:style-name="P1"><text:tab/>Moeller's thesis benefits from an extensive collection of German periodicals, providing a plausible characterization of trends of West German culture. To prevent the pitfalls of taking sensationalist journalism as strictly fact, he keeps his analysis of such sources primarily comparative. However, for a work ostensibly revealing a gap in extant <text:soft-page-break/>historiography, <text:span text:style-name="T1">Prisoners of Memory</text:span> suffers from an unexpected paucity of scholarly context. </text:p>
      <text:p text:style-name="P1"><text:tab/>Indeed, Moeller makes the extraordinary claim that if inspiring, the standard geopolitical account of events is actually historically unsatisfactory. When Adenauer arrived in Moscow, his prospects of progress were little if not bleak. "German united stopped the <text:s/>agenda of no major power," and unification would not be negotiated without the support of a great power.<text:note text:id="ftn4" text:note-class="footnote"><text:note-citation>4</text:note-citation><text:note-body><text:p text:style-name="Footnote">Ibid.</text:p></text:note-body></text:note> <text:s/>Adenauer could not count on any such support. In the ten years since the partition of Germany, support between the Soviets and the Americans for reunifying Germany waned as both powers became more comfortable with the rules of the new political game. In a meeting in Geneva in July 1955, the Four Powers “confirmed that German unification belonged to a distant, unspecified future." The status quo of a divided Germany was codified with the formal inclusion of East Germany into the Warsaw pact. Adenauer's trip was covered widely in the German press who reported on Germany unification with, of all things, disunity. Citing a range of diverse German publications, Moeller notes that "accounts were divided in assessing the significance of Adenauer's trip [..] for future prospects of German unification." They also variated <text:s/>in tone, ranging from cool intellectualism to sensationalism, depending on their target audience.<text:note text:id="ftn5" text:note-class="footnote"><text:note-citation>5</text:note-citation><text:note-body><text:p text:style-name="Footnote">Ibid., 92.</text:p></text:note-body></text:note></text:p>
      <text:p text:style-name="P1"><text:tab/>If, as Moeller claims, historians ignored the cultural effects of Adenauer's trip to Moscow, their investigations likely stopped here. What Adenauer termed as “one <text:s/>nation, two states,” was a considerable obstacle to the development of German national identity. As the state of two Germanies became increasingly entrenched, some German pundits expressed doubts that a single German national identity still existed. Adenauer's failure to make any headway on the matter of German unification could therefore be construed as a failure to develop a new national identity. Yet Moeller reveals that such a transformation in fact takes place--not in the context of German unification, but in that of West German unification. He <text:soft-page-break/>notes that in the same publications which produced such divided accounts of German unification presented <text:s/>a “remarkably homogeneous” account of the homecoming of the last Soviet-held German prisoners of war. Their return was hailed in West German as not just “the reunion of individual families, but the 'unity of of the nation'”.<text:note text:id="ftn6" text:note-class="footnote"><text:note-citation>6</text:note-citation><text:note-body><text:p text:style-name="Footnote">Ibid., 92.</text:p></text:note-body></text:note></text:p>
      <text:p text:style-name="P1"><text:tab/>Their return was a pivotal moment in what Moeller called “the search for a usable past,” but was not by itself the last word in German identity. In actuality, the return of German POW's was as much a harbinger of national crisis as it was of national unity. The international revulsion of the atrocities of World War II left Germany with little choice but to expel much of the preceding half-century from their identity; West Germany processed an <text:span text:style-name="T1">unusable</text:span><text:span text:style-name="T2"> history. Traveling along <text:s/>the “path of prosperity” of <text:s/>1945 to 1955, West Germans had also embarked on the painful path of reconstructing their national identity. The Germans who returned in the 1955 homecoming were, like “woolly mammoths [..] locked eternally in the ice,” confronted by a country altered inconceivably from that which they departed no less than a decade prior.</text:span><text:span text:style-name="T2"><text:note text:id="ftn7" text:note-class="footnote"><text:note-citation>7</text:note-citation><text:note-body><text:p text:style-name="Footnote">Ibid., 90.</text:p></text:note-body></text:note></text:span><text:span text:style-name="T2"> The political developments in the course of West German reconstruction alone presented a logistical challenge. In the wake of WWII, Germans, at least officially, tolerated the trials of German Nazi collaborators and even billed it</text:span> as a necessary step towards the absolvement of their nation's collective guilt. Excluded from this process, each returning prisoner of war was also a potential criminal of war.</text:p>
      <text:p text:style-name="P1"><text:tab/>Overall, Moeller concludes that such conflicts were footnote to a broadly unifying experience; the return of the last POWs was a pattern of healing, not reopening, old wounds. In particular these “old Germans” provided valuable assurance to the citizens of the Federal Republic that they had not strayed too far from germanity. In a decade, Germany had undergone a consumer revolution, much of if, such as nylons and modern radios, imported from the United States. The arrival of POWs legitimized the discussion of Americanization; <text:soft-page-break/>to the <text:s/>“economic renewal” of <text:s/>West Germany “POWs were uniquely positioned to add a 'moral renewal.'”<text:note text:id="ftn8" text:note-class="footnote"><text:note-citation>8</text:note-citation><text:note-body><text:p text:style-name="Footnote">Ibid., 111.</text:p></text:note-body></text:note>They also contributed to legitimizing an element of German culture lingering from the Nazi years: anti-communism. For most of these last prisoners of war, the conflict against communism defined their experience of World War II. Their experience of captivity, no less than a decade long, exceeded that of World War II itself. Although undoubtedly helped by the diplomatic alignment of West Germany with the Americans, the return of these POWs solidified that anti-communism was element of Germany's recent history that could be exported to fill gaps in post-war identity without incident—the beginning of a usable history for West Germany.<text:note text:id="ftn9" text:note-class="footnote"><text:note-citation>9</text:note-citation><text:note-body><text:p text:style-name="Footnote">Ibid., 113.</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2:35:43</meta:creation-date>
    <dc:date>2014-04-07T11:42:41</dc:date>
    <meta:editing-duration>PT1H29M58S</meta:editing-duration>
    <meta:editing-cycles>5</meta:editing-cycles>
    <meta:generator>LibreOffice/3.5$Linux_x86 LibreOffice_project/350m1$Build-2</meta:generator>
    <meta:document-statistic meta:table-count="0" meta:image-count="0" meta:object-count="0" meta:page-count="4" meta:paragraph-count="19" meta:word-count="1084" meta:character-count="6880" meta:non-whitespace-character-count="5811"/>
    <meta:user-defined meta:name="Mendeley Citation Style_1">http://www.zotero.org/styles/chicago-fullnote-bibliography</meta:user-defined>
    <meta:user-defined meta:name="Mendeley Document_1">True</meta:user-defined>
    <meta:user-defined meta:name="Mendeley User Name_1">john_wrenn@my.uri.edu@www.mendeley.com</meta:user-defined>
  </office:meta>
</office:document-meta>
</file>